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</office:automatic-styles>
  <office:body>
    <office:text text:use-soft-page-breaks="true">
      <text:p text:style-name="P1">操作手冊</text:p>
      <text:p text:style-name="Standard">圖4.1-4.4 cd How_code/Online_dataset_experiment/UniMiB-SHAR/t-SNE<text:s/>執行python main.py</text:p>
      <text:p text:style-name="Standard">在資料夾plot裡</text:p>
      <text:p text:style-name="Standard"/>
      <text:p text:style-name="Standard">圖4.5 cd How_code/Ablation_experiments/UniMiB-SHAR/1_Optimizer_exprement<text:s/>執行python<text:s/>plot_box.py</text:p>
      <text:p text:style-name="Standard">相形圖：boxplot.png</text:p>
      <text:p text:style-name="Standard">跑整個程式bash unimib.sh –<text:s/>結果在資料夾result裡</text:p>
      <text:p text:style-name="Standard"/>
      <text:p text:style-name="Standard">圖4.6 cd How_code/Ablation_experiments/UniMiB-SHAR/2_Learning_rate_exprement<text:s/>執行python plot_box.py</text:p>
      <text:p text:style-name="Standard">相形圖：boxplot.png</text:p>
      <text:p text:style-name="Standard">跑整個程式bash unimib.sh –<text:s/>結果在資料夾result裡</text:p>
      <text:p text:style-name="Standard"/>
      <text:p text:style-name="Standard">圖4.7 cd How_code/Ablation_experiments/UniMiB-SHAR/3_Batch_size_exprement執行python plot_box.py</text:p>
      <text:p text:style-name="Standard">相形圖：boxplot.png</text:p>
      <text:p text:style-name="Standard">跑整個程式bash unimib.sh –<text:s/>結果在資料夾result裡</text:p>
      <text:p text:style-name="Standard"/>
      <text:p text:style-name="Standard">圖4.8 cd How_code/Ablation_experiments/UniMiB-SHAR/4_Epoch_exprement執行python plot_box.py</text:p>
      <text:p text:style-name="Standard">相形圖：boxplot.png</text:p>
      <text:p text:style-name="Standard">跑整個程式bash unimib.sh –<text:s/>結果在資料夾result裡</text:p>
      <text:p text:style-name="Standard"/>
      <text:p text:style-name="Standard">圖4.9 cd How_code/Ablation_experiments/UniMiB-SHAR/plot_box/t_f_ft_compare執行python plot_box.py</text:p>
      <text:p text:style-name="Standard">相形圖：boxplot.png</text:p>
      <text:p text:style-name="Standard">都時域：cd How_code/Ablation_experiments/UniMiB-SHAR/5_Only_time_exprement</text:p>
      <text:p text:style-name="Standard">跑整個程式bash unimib.sh –<text:s/>結果在資料夾result裡</text:p>
      <text:p text:style-name="Standard">都頻域：cd<text:s/>How_code/Ablation_experiments/UniMiB-SHAR/6_Only_frequency_exprement</text:p>
      <text:p text:style-name="Standard">跑整個程式bash unimib.sh –<text:s/>結果在資料夾result裡</text:p>
      <text:p text:style-name="Standard">時域及頻域：cd How_code/Ablation_experiments/UniMiB-SHAR/4_Epoch_exprement</text:p>
      <text:p text:style-name="Standard">跑整個程式bash unimib.sh –<text:s/>結果在資料夾result裡</text:p>
      <text:p text:style-name="Standard"/>
      <text:p text:style-name="Standard">圖4.10 cd How_code/Ablation_experiments/UniMiB-SHAR/plot_box/Ablation_compare執行python plot_box.py</text:p>
      <text:p text:style-name="Standard">DA+CA：cd How_code/Ablation_experiments/UniMiB-SHAR/7_Doublet+cross_exprement</text:p>
      <text:p text:style-name="Standard">跑整個程式bash unimib.sh –<text:s/>結果在資料夾result裡</text:p>
      <text:p text:style-name="Standard">MSDA+CA：cd How_code/Ablation_experiments/UniMiB-SHAR/9_cross_exprement</text:p>
      <text:p text:style-name="Standard">跑整個程式bash unimib.sh<text:s/>–<text:s/>結果在資料夾result裡</text:p>
      <text:p text:style-name="Standard">DA+SECA：cd How_code/Ablation_experiments/UniMiB-SHAR/8_Doublet_exprement</text:p>
      <text:p text:style-name="Standard">跑整個程式bash unimib.sh –<text:s/>結果在資料夾result裡</text:p>
      <text:p text:style-name="Standard">MSDA+SEDA：cd How_code/Ablation_experiments/UniMiB-SHAR/4_Epoch_exprement</text:p>
      <text:p text:style-name="Standard">跑整個程式bash unimib.sh –<text:s/>結果在資料夾result裡</text:p>
      <text:p text:style-name="Standard"/>
      <text:p text:style-name="Standard">圖4.11 cd How_code/Ablation_experiments/UniMiB-SHAR/4_Epoch_exprement</text:p>
      <text:p text:style-name="Standard">跑整個程式bash unimib.sh –<text:s/>結果在資料夾result/250/time_19/Accuracy.png</text:p>
      <text:p text:style-name="Standard"/>
      <text:p text:style-name="Standard"/>
      <text:p text:style-name="Standard">圖4.12 cd How_code/Ablation_experiments/UniMiB-SHAR/4_Epoch_exprement</text:p>
      <text:p text:style-name="Standard">跑整個程式bash unimib.sh –<text:s/>結果在資料夾result/250/time_19/Confusion_Matrix.jpg</text:p>
      <text:p text:style-name="Standard"/>
      <text:p text:style-name="Standard">圖4.13-4.14 cd How_code/Online_dataset_experiment/UniMiB-SHAR/t-SNE<text:s/>執行python main.py</text:p>
      <text:p text:style-name="Standard">在資料夾plot裡</text:p>
      <text:p text:style-name="Standard"/>
      <text:p text:style-name="Standard">圖4.15 cd How_code/model_output_vision/t-SNE/UniMiB-SHAR_final_model<text:s/>執行python test.py</text:p>
      <text:p text:style-name="Standard">圖片：Output.png</text:p>
      <text:p text:style-name="Standard"/>
      <text:p text:style-name="Standard">圖4.16-4.19 cd How_code/Online_dataset_experiment/UCI-HAR/t-SNE<text:s/>執行python main.py</text:p>
      <text:p text:style-name="Standard">在資料夾plot裡</text:p>
      <text:p text:style-name="Standard"/>
      <text:p text:style-name="Standard">圖4.20 cd How_code/Ablation_experiments/UCI-HAR/final_model</text:p>
      <text:p text:style-name="Standard">跑整個程式bash uci.sh –<text:s/>結果在資料夾result/time_12/Accuracy.png</text:p>
      <text:p text:style-name="Standard"/>
      <text:p text:style-name="Standard">圖4.21 cd How_code/Ablation_experiments/UCI-HAR/final_model</text:p>
      <text:p text:style-name="Standard">跑整個程式bash uci.sh –<text:s/>結果在資料夾result/time_12/Confusion_Matrix.jpg</text:p>
      <text:p text:style-name="Standard"/>
      <text:p text:style-name="Standard">圖4.22-4.23 cd How_code/Online_dataset_experiment/ UCI-HAR/t-SNE<text:s/>執行python main.py</text:p>
      <text:p text:style-name="Standard">在資料夾plot裡</text:p>
      <text:p text:style-name="Standard"/>
      <text:p text:style-name="Standard">圖4.24 cd How_code/model_output_vision/t-SNE/UCI-HAR<text:s/>執行python test.py</text:p>
      <text:p text:style-name="Standard">圖片：Output.png</text:p>
      <text:p text:style-name="Standard"/>
      <text:p text:style-name="Standard">圖4.25-4.28 cd How_code/Online_dataset_experiment/PAMAP2/t-SNE<text:s/>執行python main.py</text:p>
      <text:p text:style-name="Standard">在資料夾plot裡</text:p>
      <text:p text:style-name="Standard"/>
      <text:p text:style-name="Standard"/>
      <text:p text:style-name="Standard">圖4.29 cd How_code/Online_dataset_experiment/PAMAP2/final_model</text:p>
      <text:p text:style-name="Standard">跑整個程式bash unimib.sh –<text:s/>結果在資料夾result/time_19/Accuracy.png</text:p>
      <text:p text:style-name="Standard"/>
      <text:p text:style-name="Standard"/>
      <text:p text:style-name="Standard">圖4.30 cd How_code/Online_dataset_experiment/PAMAP2/final_model</text:p>
      <text:p text:style-name="Standard">跑整個程式bash unimib.sh –<text:s/>結果在資料夾result/time_19/Confusion_Matrix.jpg</text:p>
      <text:p text:style-name="Standard"/>
      <text:p text:style-name="Standard">圖4.31-4.32 cd How_code/Online_dataset_experiment/PAMAP2/t-SNE<text:s/>執行python main.py</text:p>
      <text:p text:style-name="Standard">在資料夾plot裡</text:p>
      <text:p text:style-name="Standard"/>
      <text:p text:style-name="Standard">圖4.33 cd How_code/model_output_vision/t-SNE/PAMAP2<text:s/>執行python test.py</text:p>
      <text:p text:style-name="Standard">圖片：Output.png</text:p>
      <text:p text:style-name="Standard"/>
      <text:p text:style-name="Standard">圖5.9-5.12 cd How_code/Lab_data_experiment/t-SNE<text:s/>執行python main.py</text:p>
      <text:p text:style-name="Standard">在資料夾plot裡</text:p>
      <text:p text:style-name="Standard"/>
      <text:p text:style-name="Standard">圖5.13 cd How_code/Ablation_experiments/Lab_data/1_Sliding_windows_exprement<text:s/>執行<text:s/>python plot_box.py</text:p>
      <text:p text:style-name="Standard">相形圖：boxplot.png</text:p>
      <text:p text:style-name="Standard">跑整個程式bash all_work.sh –<text:s/>結果在資料夾result裡</text:p>
      <text:p text:style-name="Standard"/>
      <text:p text:style-name="Standard">圖5.14 cd How_code/Ablation_experiments/Lab_data/2_Overlapping_exprement<text:s/>執行<text:s/>python plot_box.py</text:p>
      <text:p text:style-name="Standard">相形圖：boxplot.png</text:p>
      <text:p text:style-name="Standard">跑整個程式bash all_work.sh –<text:s/>結果在資料夾result裡</text:p>
      <text:p text:style-name="Standard"/>
      <text:p text:style-name="Standard">圖5.15 cd How_code/Ablation_experiments/Lab_data/3_Learning_rate_exprement<text:s/>執行<text:s/>python plot_box.py</text:p>
      <text:p text:style-name="Standard">相形圖：boxplot.png</text:p>
      <text:p text:style-name="Standard">跑整個程式bash all_work.sh –<text:s/>結果在資料夾result裡</text:p>
      <text:p text:style-name="Standard"/>
      <text:p text:style-name="Standard">圖5.16 cd How_code/Ablation_experiments/Lab_data/4_Batch_size_exprement<text:s/>執行<text:s/>python plot_box.py</text:p>
      <text:p text:style-name="Standard">相形圖：boxplot.png</text:p>
      <text:p text:style-name="Standard">跑整個程式bash all_work.sh –<text:s/>結果在資料夾result裡</text:p>
      <text:p text:style-name="Standard"/>
      <text:p text:style-name="Standard">圖5.17 cd How_code/Ablation_experiments/Lab_data/5_Epoch_exprement<text:s/>執行<text:s/>python plot_box.py</text:p>
      <text:p text:style-name="Standard">相形圖：boxplot.png</text:p>
      <text:p text:style-name="Standard">跑整個程式bash all_work.sh –<text:s/>結果在資料夾result裡</text:p>
      <text:p text:style-name="Standard"/>
      <text:p text:style-name="Standard">圖5.18 cd /How_code/Ablation_experiments/Lab_data/5_Epoch_exprement</text:p>
      <text:p text:style-name="Standard">跑整個程式all_work.bash –<text:s/>結果在資料夾result/150/time_21/Accuracy.png</text:p>
      <text:p text:style-name="Standard"/>
      <text:p text:style-name="Standard"/>
      <text:p text:style-name="Standard">圖5.19 cd /How_code/Ablation_experiments/Lab_data/5_Epoch_exprement</text:p>
      <text:p text:style-name="Standard">跑整個程式all_work.bash –<text:s/>結果在資料夾result/150/time_21/Confusion_Matrix.jpg</text:p>
      <text:p text:style-name="Standard"/>
      <text:p text:style-name="Standard">圖5.20-5.21 cd<text:s/>How_code/Lab_data_experiment/t-SNE<text:s/>執行python main.py</text:p>
      <text:p text:style-name="Standard">在資料夾plot裡</text:p>
      <text:p text:style-name="Standard"/>
      <text:p text:style-name="Standard">圖5.22 cd How_code/model_output_vision/t-SNE/Lab_data<text:s/>執行python test.py</text:p>
      <text:p text:style-name="Standard">圖片：Output.p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oward Kao</meta:initial-creator>
    <dc:creator>Howard Kao</dc:creator>
    <meta:creation-date>2025-07-29T14:33:00Z</meta:creation-date>
    <dc:date>2025-09-22T12:24:00Z</dc:date>
    <meta:template xlink:href="Normal" xlink:type="simple"/>
    <meta:editing-cycles>2</meta:editing-cycles>
    <meta:editing-duration>PT84180S</meta:editing-duration>
    <meta:document-statistic meta:page-count="1" meta:paragraph-count="8" meta:word-count="652" meta:character-count="4366" meta:row-count="31" meta:non-whitespace-character-count="3722"/>
  </office:meta>
</office:document-meta>
</file>